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15" style:family="table-cell">
      <style:table-cell-properties style:vertical-align="bottom" fo:padding="0cm" fo:border="none"/>
    </style:style>
    <style:style style:name="Table1.G17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22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31" style:family="table-cell">
      <style:table-cell-properties fo:background-color="transparent" fo:padding="0cm" fo:border="none">
        <style:background-image/>
      </style:table-cell-properties>
    </style:style>
    <style:style style:name="Table1.D32" style:family="table-cell">
      <style:table-cell-properties fo:background-color="transparent" fo:padding="0cm" fo:border="none">
        <style:background-image/>
      </style:table-cell-properties>
    </style:style>
    <style:style style:name="Table1.D33" style:family="table-cell">
      <style:table-cell-properties fo:background-color="transparent" fo:padding="0cm" fo:border="none">
        <style:background-image/>
      </style:table-cell-properties>
    </style:style>
    <style:style style:name="Table1.D34" style:family="table-cell">
      <style:table-cell-properties fo:background-color="transparent" fo:padding="0cm" fo:border="none">
        <style:background-image/>
      </style:table-cell-properties>
    </style:style>
    <style:style style:name="Table1.D35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text-properties style:font-name="Arial" fo:font-size="10pt" officeooo:rsid="00dada4b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9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fo:font-weight="normal" officeooo:rsid="005cc5d9" officeooo:paragraph-rsid="007819fb" style:font-size-asian="8.75pt" style:font-weight-asian="normal" style:font-size-complex="10pt" style:font-weight-complex="normal"/>
    </style:style>
    <style:style style:name="P25" style:family="paragraph" style:parent-style-name="Table_20_Contents">
      <style:text-properties style:font-name="Arial" fo:font-size="10pt" fo:font-weight="normal" officeooo:rsid="00dc0209" officeooo:paragraph-rsid="00dc0209" style:font-size-asian="8.75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7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31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2" style:family="paragraph" style:parent-style-name="Table_20_Contents">
      <style:text-properties style:font-name="Arial1" fo:font-size="10pt" style:text-underline-style="none" fo:font-weight="bold" officeooo:rsid="005cc5d9" officeooo:paragraph-rsid="00dfc82d" style:font-size-asian="8.75pt" style:font-weight-asian="bold" style:font-size-complex="10pt" style:font-weight-complex="bold"/>
    </style:style>
    <style:style style:name="P33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6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8" style:family="paragraph" style:parent-style-name="Table_20_Contents">
      <style:text-properties officeooo:paragraph-rsid="00a0fbfd"/>
    </style:style>
    <style:style style:name="P39" style:family="paragraph" style:parent-style-name="Standard">
      <style:text-properties style:font-name="Arial" fo:font-size="10pt" style:font-size-asian="8.75pt" style:font-size-complex="10pt"/>
    </style:style>
    <style:style style:name="P40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41" style:family="paragraph" style:parent-style-name="Standard">
      <style:text-properties officeooo:paragraph-rsid="00a0fbfd"/>
    </style:style>
    <style:style style:name="P42" style:family="paragraph" style:parent-style-name="Table_20_Contents">
      <style:text-properties style:font-name="Arial" fo:font-size="10pt" fo:font-weight="normal" officeooo:paragraph-rsid="00de87a1" style:font-name-asian="Microsoft YaHei" style:font-size-asian="10pt" style:font-weight-asian="normal" style:font-name-complex="Mangal" style:font-size-complex="10pt" style:font-weight-complex="normal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6" style:family="text">
      <style:text-properties officeooo:rsid="00d46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5"><text:span text:style-name="T5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2"><text:text-input text:description="&lt;(o.company_id.partner_id.lang or 'en_US')&gt;"/>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4"><text:text-input text:description="&lt;o.company_id.street or ''&gt;">stree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29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30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><text:text-input text:description="&lt;o.company_id.zip or ''&gt;">zip</text:text-input> <text:text-input text:description="&lt;o.company_id.city or ''&gt;">cit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2"><text:text-input text:description="&lt; (formatLang(o.date_from, date_time=True ) or '') &gt;"/>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5">OIB: <text:text-input text:description="&lt;o.company_id.partner_id.vat.replace('HR', '') or ''&gt;">va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2"><text:text-input text:description="&lt; (formatLang(o.date_to, date_time=True) or '')  &gt;"/>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8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4"><text:text-input text:description="&lt;_(&quot;IME I PREZIME&quot;)&gt;">IME I PREZIME</text:text-input>:</text:p>
          </table:table-cell>
          <table:table-cell table:style-name="Table1.A15" table:number-columns-spanned="4" office:value-type="string">
            <text:p text:style-name="P14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15" office:value-type="string">
            <text:p text:style-name="P31"><text:text-input text:description="&lt; (formatLang(o.date_from, date_time=True ) or '')[0:10] &gt;">date_from</text:text-input></text:p>
          </table:table-cell>
          <table:table-cell table:style-name="Table1.A15" office:value-type="string">
            <text:p text:style-name="P31"/>
          </table:table-cell>
        </table:table-row>
        <table:table-row>
          <table:table-cell table:style-name="Table1.A15" office:value-type="string">
            <text:p text:style-name="P4"><text:text-input text:description="&lt;_(&quot;RADNO MJESTO&quot;)&gt;">RADNO MJESTO</text:text-input>:</text:p>
          </table:table-cell>
          <table:table-cell table:style-name="Table1.A15" table:number-columns-spanned="4" office:value-type="string">
            <text:p text:style-name="P22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15" office:value-type="string">
            <text:p text:style-name="P31"><text:text-input text:description="&lt; (formatLang(o.date_to, date_time=True) or '')[0:10]  &gt;">date_to</text:text-input></text:p>
          </table:table-cell>
          <table:table-cell table:style-name="Table1.A15" office:value-type="string">
            <text:p text:style-name="P31"/>
          </table:table-cell>
        </table:table-row>
        <table:table-row>
          <table:table-cell table:style-name="Table1.A15" office:value-type="string">
            <text:p text:style-name="P4"/>
          </table:table-cell>
          <table:table-cell table:style-name="Table1.A15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G17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7" office:value-type="string">
            <text:p text:style-name="P33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7" office:value-type="string">
            <text:p text:style-name="P20"/>
          </table:table-cell>
        </table:table-row>
        <table:table-row>
          <table:table-cell table:style-name="Table1.G17" office:value-type="string">
            <text:p text:style-name="P4"/>
          </table:table-cell>
          <table:table-cell table:style-name="Table1.G17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G17" office:value-type="string">
            <text:p text:style-name="P1"/>
          </table:table-cell>
          <table:table-cell table:style-name="Table1.G17" table:number-columns-spanned="2" office:value-type="string">
            <text:p text:style-name="P4"/>
          </table:table-cell>
          <table:covered-table-cell/>
          <table:table-cell table:style-name="Table1.G17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G17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7" table:number-columns-spanned="7" office:value-type="string">
            <text:p text:style-name="P21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/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A22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7" table:number-columns-spanned="8" office:value-type="string">
            <text:p text:style-name="P19"><text:text-input text:description="&lt;for each=&quot;partner in o.partner_ids&quot; &gt;">for_partners</text:text-input></text:p>
            <text:p text:style-name="P19"><text:text-input text:description="&lt;partner.name or ''&gt;">partner</text:text-input></text:p>
            <text:p text:style-name="P18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 next_separator(&quot;&quot;)&gt;">()</text:text-input><text:text-input text:description="&lt;for each=&quot;line in o.country_ids&quot;&gt;">for </text:text-input><text:text-input text:description="&lt; next_separator(&quot;, &quot;)&gt;">(,)</text:text-input><text:text-input text:description="&lt;line.name or ''&gt;">country_name_</text:text-input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31" table:number-columns-spanned="7" office:value-type="string">
            <text:p text:style-name="P26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2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33" table:number-columns-spanned="7" office:value-type="string">
            <text:p text:style-name="P26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4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5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if test=&quot;o.advance_payment&quot;&gt;">if_advance_pay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span text:style-name="T6"><text:text-input text:description="&lt; _(&quot;Za ovo službeno putovanje odobrava se isplata predujma putnih troškova u iznosu od:&quot;)&gt;">Za ovo službeno putovanje odobrava se isplata predujma putnih troškova u iznosu od:</text:text-input></text:span> <text:text-input text:description="&lt; formatLang(o.advance_payment, digits=2)&gt;">advance_payment</text:text-input> <text:text-input text:description="&lt; o.currency_id.name 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3"><text:text-input text:description="&lt;_(&quot;Nakon povratka sa službenog puta, u roku od 3 dana treba obaviti obračun ovog putovanja i podnjeti pismeno izvješće o obavljenom zadatku.&quot;)&gt;">Pismeno izvješće o obavljenom zadatku podnjeti u roku od X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9"/>
      <text:p text:style-name="P40"/>
      <text:p text:style-name="P40"/>
      <text:p text:style-name="P40"/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8"/>
          </table:table-cell>
          <table:table-cell table:style-name="Table5.E2" office:value-type="string">
            <text:p text:style-name="P38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7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6"/>
          </table:table-cell>
          <table:table-cell table:style-name="Table5.A4" office:value-type="string">
            <text:p text:style-name="P35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11-15T09:48:54.906938037</dc:date>
    <meta:editing-duration>PT21H39M25S</meta:editing-duration>
    <meta:editing-cycles>198</meta:editing-cycles>
    <meta:generator>LibreOffice/5.1.5.2$Linux_X86_64 LibreOffice_project/10m0$Build-2</meta:generator>
    <meta:document-statistic meta:table-count="2" meta:image-count="0" meta:object-count="0" meta:page-count="1" meta:paragraph-count="41" meta:word-count="243" meta:character-count="847" meta:non-whitespace-character-count="787"/>
  </office:meta>
</office:document-meta>
</file>